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471" officeooo:paragraph-rsid="001fa471"/>
    </style:style>
    <style:style style:name="P2" style:family="paragraph" style:parent-style-name="Standard">
      <style:text-properties officeooo:rsid="001fa471" officeooo:paragraph-rsid="001fe349"/>
    </style:style>
    <style:style style:name="P3" style:family="paragraph" style:parent-style-name="Standard">
      <style:text-properties fo:font-size="18pt" officeooo:rsid="001fa471" officeooo:paragraph-rsid="001fa471" style:font-size-asian="18pt" style:font-size-complex="18pt"/>
    </style:style>
    <style:style style:name="P4" style:family="paragraph" style:parent-style-name="Standard">
      <style:text-properties fo:font-size="18pt" fo:font-weight="bold" officeooo:rsid="001fa471" officeooo:paragraph-rsid="001fa471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fe349" officeooo:paragraph-rsid="001fe349" style:font-size-asian="18pt" style:font-weight-asian="bold" style:font-size-complex="18pt" style:font-weight-complex="bold"/>
    </style:style>
    <style:style style:name="T1" style:family="text">
      <style:text-properties fo:font-size="18pt" fo:font-weight="bold" officeooo:rsid="001fe349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5G Router</text:p>
      <text:p text:style-name="P4">Internet Ingress</text:p>
      <text:p text:style-name="P5">See Network Diagram</text:p>
      <text:p text:style-name="P3"/>
      <text:p text:style-name="P1">5G Router to SW1</text:p>
      <text:p text:style-name="P1"/>
      <text:p text:style-name="P4">SW1</text:p>
      <text:p text:style-name="P4">Ethernet Switch</text:p>
      <text:p text:style-name="P5">See Network Diagram</text:p>
      <text:p text:style-name="P5"/>
      <text:p text:style-name="P1">SW1 to 5G Router</text:p>
      <text:p text:style-name="P1"/>
      <text:p text:style-name="P1">SW1 to SW2</text:p>
      <text:p text:style-name="P1"/>
      <text:p text:style-name="P4">Access Point 1</text:p>
      <text:p text:style-name="P2"><text:span text:style-name="T1">See Network Diagram</text:span></text:p>
      <text:p text:style-name="P2">Access Point 1 to SW1 (PoE Port)</text:p>
      <text:p text:style-name="P1"/>
      <text:p text:style-name="P4">Access Point 2</text:p>
      <text:p text:style-name="P2"><text:span text:style-name="T1">See Network Diagram</text:span></text:p>
      <text:p text:style-name="P2">Access Point 2 to SW2 (PoE Port)</text:p>
      <text:p text:style-name="P1"/>
      <text:p text:style-name="P4">SW2</text:p>
      <text:p text:style-name="P4">Ethernet Switch</text:p>
      <text:p text:style-name="P5">See Network Diagram</text:p>
      <text:p text:style-name="P5"/>
      <text:p text:style-name="P1">SW2 to SW3</text:p>
      <text:p text:style-name="P1">SW2 to Access Point (PoE Port)</text:p>
      <text:p text:style-name="P1"/>
      <text:p text:style-name="P4">SW3</text:p>
      <text:p text:style-name="P4">Ethernet Switch</text:p>
      <text:p text:style-name="P5">See Network Diagram</text:p>
      <text:p text:style-name="P5"/>
      <text:p text:style-name="P1">SW3 to SW2</text:p>
      <text:p text:style-name="P1">SW3 to Gweike Laser</text:p>
      <text:p text:style-name="P1">SW3 to Blue Laser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3:51:21.508460141</meta:creation-date>
    <meta:generator>LibreOffice/24.2.7.2$Linux_X86_64 LibreOffice_project/420$Build-2</meta:generator>
    <dc:date>2026-03-09T14:05:03.852213942</dc:date>
    <meta:editing-duration>PT13M44S</meta:editing-duration>
    <meta:editing-cycles>2</meta:editing-cycles>
    <meta:document-statistic meta:table-count="0" meta:image-count="0" meta:object-count="0" meta:page-count="1" meta:paragraph-count="26" meta:word-count="82" meta:character-count="413" meta:non-whitespace-character-count="357"/>
  </office:meta>
</office:document-meta>
</file>